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575cm" svg:y="6.83cm">
            <draw:object draw:notify-on-update-of-ranges="Sheet1.A1:Sheet1.A1 Sheet1.A2:Sheet1.A12 Sheet1.B1:Sheet1.B1 Sheet1.B2:Sheet1.B12 Sheet1.C1:Sheet1.C1 Sheet1.C2:Sheet1.C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eltatime" draw:style-name="gr1" draw:text-style-name="P1" svg:width="15.999cm" svg:height="8.999cm" svg:x="16.886cm" svg:y="6.959cm">
            <draw:object draw:notify-on-update-of-ranges="Sheet1.F1:Sheet1.F1 Sheet1.F2:Sheet1.F12 Sheet1.G1:Sheet1.G1 Sheet1.G2:Sheet1.G12 Sheet1.H1:Sheet1.H1 Sheet1.H2:Sheet1.H12 Sheet1.I1:Sheet1.I1 Sheet1.I2:Sheet1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Deltatime</svg:title>
            <svg:desc>Deltatime</svg:desc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DeltaTime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ompute</text:p>
          </table:table-cell>
          <table:table-cell table:style-name="Default" office:value-type="string" calcext:value-type="string">
            <text:p>Iterative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1074" calcext:value-type="float">
            <text:p>1074</text:p>
          </table:table-cell>
          <table:table-cell table:style-name="ce1" office:value-type="float" office:value="1298" calcext:value-type="float">
            <text:p>1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785612" calcext:value-type="float">
            <text:p>0.000785612</text:p>
          </table:table-cell>
          <table:table-cell office:value-type="float" office:value="0.000930973" calcext:value-type="float">
            <text:p>0.000930973</text:p>
          </table:table-cell>
          <table:table-cell office:value-type="float" office:value="0.000770454" calcext:value-type="float">
            <text:p>0.000770454</text:p>
          </table:table-cell>
        </table:table-row>
        <table:table-row table:style-name="ro1">
          <table:table-cell table:formula="of:=100" office:value-type="float" office:value="100" calcext:value-type="float">
            <text:p>100</text:p>
          </table:table-cell>
          <table:table-cell office:value-type="float" office:value="536" calcext:value-type="float">
            <text:p>536</text:p>
          </table:table-cell>
          <table:table-cell office:value-type="float" office:value="265" calcext:value-type="float">
            <text:p>26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86594" calcext:value-type="float">
            <text:p>0.00186594</text:p>
          </table:table-cell>
          <table:table-cell office:value-type="float" office:value="0.00376854" calcext:value-type="float">
            <text:p>0.00376854</text:p>
          </table:table-cell>
          <table:table-cell office:value-type="float" office:value="0.00336325" calcext:value-type="float">
            <text:p>0.00336325</text:p>
          </table:table-cell>
        </table:table-row>
        <table:table-row table:style-name="ro1">
          <table:table-cell table:formula="of:=200" office:value-type="float" office:value="200" calcext:value-type="float">
            <text:p>200</text:p>
          </table:table-cell>
          <table:table-cell office:value-type="float" office:value="306" calcext:value-type="float">
            <text:p>306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32632" calcext:value-type="float">
            <text:p>0.0032632</text:p>
          </table:table-cell>
          <table:table-cell office:value-type="float" office:value="0.00513768" calcext:value-type="float">
            <text:p>0.00513768</text:p>
          </table:table-cell>
          <table:table-cell office:value-type="float" office:value="0.00873255" calcext:value-type="float">
            <text:p>0.00873255</text:p>
          </table:table-cell>
        </table:table-row>
        <table:table-row table:style-name="ro1">
          <table:table-cell table:formula="of:=300" office:value-type="float" office:value="300" calcext:value-type="float">
            <text:p>300</text:p>
          </table:table-cell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435824" calcext:value-type="float">
            <text:p>0.00435824</text:p>
          </table:table-cell>
          <table:table-cell office:value-type="float" office:value="0.00624547" calcext:value-type="float">
            <text:p>0.00624547</text:p>
          </table:table-cell>
          <table:table-cell office:value-type="float" office:value="0.0154583" calcext:value-type="float">
            <text:p>0.0154583</text:p>
          </table:table-cell>
        </table:table-row>
        <table:table-row table:style-name="ro1">
          <table:table-cell table:formula="of:=400" office:value-type="float" office:value="400" calcext:value-type="float">
            <text:p>400</text:p>
          </table:table-cell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565218" calcext:value-type="float">
            <text:p>0.00565218</text:p>
          </table:table-cell>
          <table:table-cell office:value-type="float" office:value="0.00709856" calcext:value-type="float">
            <text:p>0.00709856</text:p>
          </table:table-cell>
          <table:table-cell office:value-type="float" office:value="0.0255355" calcext:value-type="float">
            <text:p>0.0255355</text:p>
          </table:table-cell>
        </table:table-row>
        <table:table-row table:style-name="ro1">
          <table:table-cell table:formula="of:=500" office:value-type="float" office:value="500" calcext:value-type="float">
            <text:p>500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719421" calcext:value-type="float">
            <text:p>0.00719421</text:p>
          </table:table-cell>
          <table:table-cell office:value-type="float" office:value="0.00852337" calcext:value-type="float">
            <text:p>0.00852337</text:p>
          </table:table-cell>
          <table:table-cell office:value-type="float" office:value="0.0371285" calcext:value-type="float">
            <text:p>0.0371285</text:p>
          </table:table-cell>
        </table:table-row>
        <table:table-row table:style-name="ro1">
          <table:table-cell table:formula="of:=600" office:value-type="float" office:value="600" calcext:value-type="float">
            <text:p>600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902793" calcext:value-type="float">
            <text:p>0.00902793</text:p>
          </table:table-cell>
          <table:table-cell office:value-type="float" office:value="0.00996815" calcext:value-type="float">
            <text:p>0.00996815</text:p>
          </table:table-cell>
          <table:table-cell office:value-type="float" office:value="0.0543488" calcext:value-type="float">
            <text:p>0.0543488</text:p>
          </table:table-cell>
        </table:table-row>
        <table:table-row table:style-name="ro1">
          <table:table-cell table:formula="of:=700" office:value-type="float" office:value="700" calcext:value-type="float">
            <text:p>70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102237" calcext:value-type="float">
            <text:p>0.0102237</text:p>
          </table:table-cell>
          <table:table-cell office:value-type="float" office:value="0.0112096" calcext:value-type="float">
            <text:p>0.0112096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formula="of:=800" office:value-type="float" office:value="800" calcext:value-type="float">
            <text:p>80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109604" calcext:value-type="float">
            <text:p>0.0109604</text:p>
          </table:table-cell>
          <table:table-cell office:value-type="float" office:value="0.0124127" calcext:value-type="float">
            <text:p>0.0124127</text:p>
          </table:table-cell>
          <table:table-cell office:value-type="float" office:value="0.0922708" calcext:value-type="float">
            <text:p>0.0922708</text:p>
          </table:table-cell>
        </table:table-row>
        <table:table-row table:style-name="ro1">
          <table:table-cell table:formula="of:=900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127921" calcext:value-type="float">
            <text:p>0.0127921</text:p>
          </table:table-cell>
          <table:table-cell office:value-type="float" office:value="0.0138855" calcext:value-type="float">
            <text:p>0.0138855</text:p>
          </table:table-cell>
          <table:table-cell office:value-type="float" office:value="0.10868" calcext:value-type="float">
            <text:p>0.10868</text:p>
          </table:table-cell>
        </table:table-row>
        <table:table-row table:style-name="ro1">
          <table:table-cell table:formula="of:=1000" office:value-type="float" office:value="1000" calcext:value-type="float">
            <text:p>100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136193" calcext:value-type="float">
            <text:p>0.0136193</text:p>
          </table:table-cell>
          <table:table-cell office:value-type="float" office:value="0.0156781" calcext:value-type="float">
            <text:p>0.0156781</text:p>
          </table:table-cell>
          <table:table-cell office:value-type="float" office:value="0.140533" calcext:value-type="float">
            <text:p>0.140533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1117" calcext:value-type="float">
            <text:p>1117</text:p>
          </table:table-cell>
          <table:table-cell office:value-type="float" office:value="503" calcext:value-type="float">
            <text:p>503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895161" calcext:value-type="float">
            <text:p>0.000895161</text:p>
          </table:table-cell>
          <table:table-cell office:value-type="float" office:value="0.00198735" calcext:value-type="float">
            <text:p>0.00198735</text:p>
          </table:table-cell>
          <table:table-cell office:value-type="float" office:value="0.000879666" calcext:value-type="float">
            <text:p>0.000879666</text:p>
          </table:table-cell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79" calcext:value-type="float">
            <text:p>279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137428" calcext:value-type="float">
            <text:p>0.00137428</text:p>
          </table:table-cell>
          <table:table-cell office:value-type="float" office:value="0.00358563" calcext:value-type="float">
            <text:p>0.00358563</text:p>
          </table:table-cell>
          <table:table-cell office:value-type="float" office:value="0.001596" calcext:value-type="float">
            <text:p>0.001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3T13:21:24.039333900</meta:creation-date>
    <dc:date>2026-04-23T14:18:42.646105200</dc:date>
    <meta:editing-duration>PT46M54S</meta:editing-duration>
    <meta:editing-cycles>5</meta:editing-cycles>
    <meta:generator>LibreOffice/25.8.5.2$Windows_X86_64 LibreOffice_project/9c8b85f387cc00a89945a79c9e6239f32e450ac2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6cm" svg:y="3.694cm" style:legend-expansion="high" chart:style-name="ch2"/>
        <chart:plot-area chart:style-name="ch3" svg:x="1.321cm" svg:y="0.18cm" svg:width="11.555cm" svg:height="7.669cm">
          <chart:coordinate-region svg:x="2.372cm" svg:y="0.383cm" svg:width="10.102cm" svg:height="6.813cm"/>
          <chart:axis chart:dimension="x" chart:name="primary-x" chart:style-name="ch4" chartooo:axis-type="auto">
            <chartooo:date-scale/>
            <chart:title svg:x="6.053cm" svg:y="8.029cm" chart:style-name="ch5">
              <text:p><text:span text:style-name="T1">Number boids</text:span></text:p>
            </chart:title>
            <chart:categories table:cell-range-address="Sheet1.A2:Sheet1.A12"/>
          </chart:axis>
          <chart:axis chart:dimension="y" chart:name="primary-y" chart:style-name="ch6">
            <chart:title svg:x="0.451cm" svg:y="5.439cm" chart:style-name="ch7">
              <text:p><text:span text:style-name="T2">Frames per second</text:span>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series chart:style-name="ch10" chart:values-cell-range-address="Sheet1.C2:Sheet1.C12" chart:label-cell-address="Sheet1.C1:Sheet1.C1" chart:class="chart:line">
            <chart:data-point chart:repeated="11"/>
          </chart:series>
          <chart:series chart:style-name="ch11" chart:values-cell-range-address="Sheet1.D2:Sheet1.D12" chart:label-cell-address="Sheet1.D1:Sheet1.D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B1:Sheet1.B1</svg:desc>
                </draw:g>
              </table:table-cell>
              <table:table-cell office:value-type="string">
                <text:p>Compute</text:p>
                <draw:g>
                  <svg:desc>Sheet1.C1:Sheet1.C1</svg:desc>
                </draw:g>
              </table:table-cell>
              <table:table-cell office:value-type="string">
                <text:p>Iter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273">
                <text:p>1273</text:p>
                <draw:g>
                  <svg:desc>Sheet1.B2:Sheet1.B12</svg:desc>
                </draw:g>
              </table:table-cell>
              <table:table-cell office:value-type="float" office:value="1074">
                <text:p>1074</text:p>
                <draw:g>
                  <svg:desc>Sheet1.C2:Sheet1.C12</svg:desc>
                </draw:g>
              </table:table-cell>
              <table:table-cell office:value-type="float" office:value="1298">
                <text:p>1298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6">
                <text:p>536</text:p>
              </table:table-cell>
              <table:table-cell office:value-type="float" office:value="265">
                <text:p>26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6">
                <text:p>306</text:p>
              </table:table-cell>
              <table:table-cell office:value-type="float" office:value="195">
                <text:p>1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7">
                <text:p>177</text:p>
              </table:table-cell>
              <table:table-cell office:value-type="float" office:value="141">
                <text:p>1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6cm" svg:y="3.694cm" style:legend-expansion="high" chart:style-name="ch2"/>
        <chart:plot-area chart:style-name="ch3" svg:x="1.321cm" svg:y="0.18cm" svg:width="11.555cm" svg:height="7.669cm">
          <chart:coordinate-region svg:x="2.272cm" svg:y="0.382cm" svg:width="10.202cm" svg:height="6.814cm"/>
          <chart:axis chart:dimension="x" chart:name="primary-x" chart:style-name="ch4" chartooo:axis-type="text">
            <chart:title svg:x="6.053cm" svg:y="8.029cm" chart:style-name="ch5">
              <text:p><text:span text:style-name="T1">Number boids</text:span></text:p>
            </chart:title>
            <chart:categories table:cell-range-address="Sheet1.F2:Sheet1.F12"/>
          </chart:axis>
          <chart:axis chart:dimension="x" chart:name="secondary-x" chart:style-name="ch6"/>
          <chart:axis chart:dimension="y" chart:name="primary-y" chart:style-name="ch4">
            <chart:title svg:x="0.451cm" svg:y="4.742cm" chart:style-name="ch7">
              <text:p><text:span text:style-name="T1">Deltatime</text:span></text:p>
            </chart:title>
            <chart:grid chart:style-name="ch8" chart:class="major"/>
          </chart:axis>
          <chart:series chart:style-name="ch9" chart:values-cell-range-address="Sheet1.G2:Sheet1.G12" chart:label-cell-address="Sheet1.G1:Sheet1.G1" chart:class="chart:line">
            <chart:data-point chart:repeated="11"/>
          </chart:series>
          <chart:series chart:style-name="ch10" chart:values-cell-range-address="Sheet1.H2:Sheet1.H12" chart:label-cell-address="Sheet1.H1:Sheet1.H1" chart:class="chart:line">
            <chart:data-point chart:repeated="11"/>
          </chart:series>
          <chart:series chart:style-name="ch11" chart:values-cell-range-address="Sheet1.I2:Sheet1.I12" chart:label-cell-address="Sheet1.I1:Sheet1.I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G1:Sheet1.G1</svg:desc>
                </draw:g>
              </table:table-cell>
              <table:table-cell office:value-type="string">
                <text:p>Compute</text:p>
                <draw:g>
                  <svg:desc>Sheet1.H1:Sheet1.H1</svg:desc>
                </draw:g>
              </table:table-cell>
              <table:table-cell office:value-type="string">
                <text:p>Iterativ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.000785612">
                <text:p>0.000785612</text:p>
                <draw:g>
                  <svg:desc>Sheet1.G2:Sheet1.G12</svg:desc>
                </draw:g>
              </table:table-cell>
              <table:table-cell office:value-type="float" office:value="0.000930973">
                <text:p>0.000930973</text:p>
                <draw:g>
                  <svg:desc>Sheet1.H2:Sheet1.H12</svg:desc>
                </draw:g>
              </table:table-cell>
              <table:table-cell office:value-type="float" office:value="0.000770454">
                <text:p>0.000770454</text:p>
                <draw:g>
                  <svg:desc>Sheet1.I2:Sheet1.I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86594">
                <text:p>0.00186594</text:p>
              </table:table-cell>
              <table:table-cell office:value-type="float" office:value="0.00376854">
                <text:p>0.00376854</text:p>
              </table:table-cell>
              <table:table-cell office:value-type="float" office:value="0.00336325">
                <text:p>0.003363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2632">
                <text:p>0.0032632</text:p>
              </table:table-cell>
              <table:table-cell office:value-type="float" office:value="0.00513768">
                <text:p>0.00513768</text:p>
              </table:table-cell>
              <table:table-cell office:value-type="float" office:value="0.00873255">
                <text:p>0.008732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435824">
                <text:p>0.00435824</text:p>
              </table:table-cell>
              <table:table-cell office:value-type="float" office:value="0.00624547">
                <text:p>0.00624547</text:p>
              </table:table-cell>
              <table:table-cell office:value-type="float" office:value="0.0154583">
                <text:p>0.01545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65218">
                <text:p>0.00565218</text:p>
              </table:table-cell>
              <table:table-cell office:value-type="float" office:value="0.00709856">
                <text:p>0.00709856</text:p>
              </table:table-cell>
              <table:table-cell office:value-type="float" office:value="0.0255355">
                <text:p>0.02553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719421">
                <text:p>0.00719421</text:p>
              </table:table-cell>
              <table:table-cell office:value-type="float" office:value="0.00852337">
                <text:p>0.00852337</text:p>
              </table:table-cell>
              <table:table-cell office:value-type="float" office:value="0.0371285">
                <text:p>0.03712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902793">
                <text:p>0.00902793</text:p>
              </table:table-cell>
              <table:table-cell office:value-type="float" office:value="0.00996815">
                <text:p>0.00996815</text:p>
              </table:table-cell>
              <table:table-cell office:value-type="float" office:value="0.0543488">
                <text:p>0.05434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102237">
                <text:p>0.0102237</text:p>
              </table:table-cell>
              <table:table-cell office:value-type="float" office:value="0.0112096">
                <text:p>0.0112096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109604">
                <text:p>0.0109604</text:p>
              </table:table-cell>
              <table:table-cell office:value-type="float" office:value="0.0124127">
                <text:p>0.0124127</text:p>
              </table:table-cell>
              <table:table-cell office:value-type="float" office:value="0.0922708">
                <text:p>0.09227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27921">
                <text:p>0.0127921</text:p>
              </table:table-cell>
              <table:table-cell office:value-type="float" office:value="0.0138855">
                <text:p>0.0138855</text:p>
              </table:table-cell>
              <table:table-cell office:value-type="float" office:value="0.10868">
                <text:p>0.108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6193">
                <text:p>0.0136193</text:p>
              </table:table-cell>
              <table:table-cell office:value-type="float" office:value="0.0156781">
                <text:p>0.0156781</text:p>
              </table:table-cell>
              <table:table-cell office:value-type="float" office:value="0.140533">
                <text:p>0.140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5.2$Windows_X86_64 LibreOffice_project/9c8b85f387cc00a89945a79c9e6239f32e450a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